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3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4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5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 fo:language="is" fo:country="IS"/>
    </style:style>
    <style:style style:name="P2" style:parent-style-name="Normal" style:family="paragraph">
      <style:text-properties fo:font-size="12pt" style:font-size-asian="12pt" style:font-size-complex="12pt" fo:language="is" fo:country="IS"/>
    </style:style>
    <style:style style:name="P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1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2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3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4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5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6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6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is" fo:country="IS"/>
    </style:style>
    <style:style style:name="P62" style:parent-style-name="Normal" style:family="paragraph">
      <style:text-properties fo:language="is" fo:country="IS"/>
    </style:style>
    <style:style style:name="P63" style:parent-style-name="Normal" style:family="paragraph">
      <style:paragraph-properties fo:margin-left="0.25in">
        <style:tab-stops/>
      </style:paragraph-properties>
      <style:text-properties fo:language="is" fo:country="IS"/>
    </style:style>
    <style:style style:name="P64" style:parent-style-name="Normal" style:family="paragraph">
      <style:paragraph-properties fo:break-before="page"/>
      <style:text-properties fo:language="is" fo:country="IS"/>
    </style:style>
    <style:style style:name="P65" style:parent-style-name="Normal" style:family="paragraph">
      <style:paragraph-properties fo:text-align="center" fo:margin-left="0.25in">
        <style:tab-stops/>
      </style:paragraph-properties>
      <style:text-properties fo:font-size="20pt" style:font-size-asian="20pt" style:font-size-complex="20pt" fo:language="is" fo:country="IS"/>
    </style:style>
    <style:style style:name="P66" style:parent-style-name="Normal" style:family="paragraph">
      <style:paragraph-properties fo:text-indent="0.5in"/>
      <style:text-properties fo:font-weight="bold" style:font-weight-asian="bold" fo:font-size="12pt" style:font-size-asian="12pt" style:font-size-complex="12pt" fo:language="is" fo:country="IS"/>
    </style:style>
    <style:style style:name="P67" style:parent-style-name="ListParagraph" style:list-style-name="LFO3" style:family="paragraph">
      <style:text-properties fo:font-size="12pt" style:font-size-asian="12pt" style:font-size-complex="12pt" fo:language="is" fo:country="IS"/>
    </style:style>
    <style:style style:name="P68" style:parent-style-name="ListParagraph" style:list-style-name="LFO3" style:family="paragraph">
      <style:text-properties fo:font-size="12pt" style:font-size-asian="12pt" style:font-size-complex="12pt" fo:language="is" fo:country="IS"/>
    </style:style>
    <style:style style:name="P69" style:parent-style-name="ListParagraph" style:list-style-name="LFO3" style:family="paragraph">
      <style:text-properties fo:font-size="12pt" style:font-size-asian="12pt" style:font-size-complex="12pt" fo:language="is" fo:country="IS"/>
    </style:style>
    <style:style style:name="P70" style:parent-style-name="ListParagraph" style:list-style-name="LFO3" style:family="paragraph">
      <style:text-properties fo:font-size="12pt" style:font-size-asian="12pt" style:font-size-complex="12pt" fo:language="is" fo:country="IS"/>
    </style:style>
    <style:style style:name="P71" style:parent-style-name="ListParagraph" style:list-style-name="LFO3" style:family="paragraph">
      <style:text-properties fo:font-size="12pt" style:font-size-asian="12pt" style:font-size-complex="12pt" fo:language="is" fo:country="IS"/>
    </style:style>
    <style:style style:name="P72" style:parent-style-name="ListParagraph" style:list-style-name="LFO3" style:family="paragraph">
      <style:text-properties fo:font-size="12pt" style:font-size-asian="12pt" style:font-size-complex="12pt" fo:language="is" fo:country="IS"/>
    </style:style>
    <style:style style:name="P73" style:parent-style-name="Normal" style:family="paragraph">
      <style:paragraph-properties fo:margin-left="0.5in">
        <style:tab-stops/>
      </style:paragraph-properties>
      <style:text-properties fo:font-weight="bold" style:font-weight-asian="bold" fo:font-size="12pt" style:font-size-asian="12pt" style:font-size-complex="12pt" fo:language="is" fo:country="IS"/>
    </style:style>
    <style:style style:name="P74" style:parent-style-name="ListParagraph" style:list-style-name="LFO4" style:family="paragraph"/>
    <style:style style:name="T75" style:parent-style-name="DefaultParagraphFont" style:family="text">
      <style:text-properties fo:font-size="12pt" style:font-size-asian="12pt" style:font-size-complex="12pt" fo:language="is" fo:country="IS"/>
    </style:style>
    <style:style style:name="T76" style:parent-style-name="DefaultParagraphFont" style:family="text">
      <style:text-properties fo:font-size="12pt" style:font-size-asian="12pt" style:font-size-complex="12pt" fo:language="is" fo:country="IS"/>
    </style:style>
    <style:style style:name="P77" style:parent-style-name="ListParagraph" style:list-style-name="LFO4" style:family="paragraph"/>
    <style:style style:name="T78" style:parent-style-name="DefaultParagraphFont" style:family="text">
      <style:text-properties fo:font-size="12pt" style:font-size-asian="12pt" style:font-size-complex="12pt" fo:language="is" fo:country="IS"/>
    </style:style>
    <style:style style:name="P79" style:parent-style-name="ListParagraph" style:list-style-name="LFO4" style:family="paragraph"/>
    <style:style style:name="T80" style:parent-style-name="DefaultParagraphFont" style:family="text">
      <style:text-properties fo:font-size="12pt" style:font-size-asian="12pt" style:font-size-complex="12pt" fo:language="is" fo:country="IS"/>
    </style:style>
    <style:style style:name="P81" style:parent-style-name="ListParagraph" style:list-style-name="LFO4" style:family="paragraph"/>
    <style:style style:name="T82" style:parent-style-name="DefaultParagraphFont" style:family="text">
      <style:text-properties fo:font-size="12pt" style:font-size-asian="12pt" style:font-size-complex="12pt" fo:language="is" fo:country="IS"/>
    </style:style>
    <style:style style:name="P83" style:parent-style-name="ListParagraph" style:list-style-name="LFO4" style:family="paragraph"/>
    <style:style style:name="T84" style:parent-style-name="DefaultParagraphFont" style:family="text">
      <style:text-properties fo:font-size="12pt" style:font-size-asian="12pt" style:font-size-complex="12pt" fo:language="is" fo:country="IS"/>
    </style:style>
    <style:style style:name="P85" style:parent-style-name="ListParagraph" style:list-style-name="LFO4" style:family="paragraph"/>
    <style:style style:name="T86" style:parent-style-name="DefaultParagraphFont" style:family="text">
      <style:text-properties fo:font-size="12pt" style:font-size-asian="12pt" style:font-size-complex="12pt" fo:language="is" fo:country="IS"/>
    </style:style>
    <style:style style:name="P87" style:parent-style-name="Normal" style:family="paragraph">
      <style:paragraph-properties fo:margin-left="0.5in">
        <style:tab-stops/>
      </style:paragraph-properties>
      <style:text-properties fo:font-weight="bold" style:font-weight-asian="bold" fo:font-size="12pt" style:font-size-asian="12pt" style:font-size-complex="12pt" fo:language="is" fo:country="IS"/>
    </style:style>
    <style:style style:name="P88" style:parent-style-name="ListParagraph" style:list-style-name="LFO5" style:family="paragraph"/>
    <style:style style:name="T89" style:parent-style-name="DefaultParagraphFont" style:family="text">
      <style:text-properties fo:font-size="12pt" style:font-size-asian="12pt" style:font-size-complex="12pt" fo:language="is" fo:country="IS"/>
    </style:style>
    <style:style style:name="T90" style:parent-style-name="DefaultParagraphFont" style:family="text">
      <style:text-properties fo:font-size="12pt" style:font-size-asian="12pt" style:font-size-complex="12pt" fo:language="is" fo:country="IS"/>
    </style:style>
    <style:style style:name="P91" style:parent-style-name="ListParagraph" style:list-style-name="LFO5" style:family="paragraph"/>
    <style:style style:name="T92" style:parent-style-name="DefaultParagraphFont" style:family="text">
      <style:text-properties fo:font-size="12pt" style:font-size-asian="12pt" style:font-size-complex="12pt" fo:language="is" fo:country="IS"/>
    </style:style>
    <style:style style:name="P93" style:parent-style-name="ListParagraph" style:list-style-name="LFO5" style:family="paragraph"/>
    <style:style style:name="T94" style:parent-style-name="DefaultParagraphFont" style:family="text">
      <style:text-properties fo:font-size="12pt" style:font-size-asian="12pt" style:font-size-complex="12pt" fo:language="is" fo:country="IS"/>
    </style:style>
    <style:style style:name="P95" style:parent-style-name="ListParagraph" style:list-style-name="LFO5" style:family="paragraph"/>
    <style:style style:name="T96" style:parent-style-name="DefaultParagraphFont" style:family="text">
      <style:text-properties fo:font-size="12pt" style:font-size-asian="12pt" style:font-size-complex="12pt" fo:language="is" fo:country="IS"/>
    </style:style>
    <style:style style:name="P97" style:parent-style-name="ListParagraph" style:list-style-name="LFO5" style:family="paragraph"/>
    <style:style style:name="T98" style:parent-style-name="DefaultParagraphFont" style:family="text">
      <style:text-properties fo:font-size="12pt" style:font-size-asian="12pt" style:font-size-complex="12pt" fo:language="is" fo:country="IS"/>
    </style:style>
    <style:style style:name="P99" style:parent-style-name="ListParagraph" style:list-style-name="LFO5" style:family="paragraph"/>
    <style:style style:name="T100" style:parent-style-name="DefaultParagraphFont" style:family="text">
      <style:text-properties fo:font-size="12pt" style:font-size-asian="12pt" style:font-size-complex="12pt" fo:language="is" fo:country="IS"/>
    </style:style>
    <style:style style:name="P101" style:parent-style-name="Normal" style:family="paragraph">
      <style:text-properties fo:font-size="12pt" style:font-size-asian="12pt" style:font-size-complex="12pt" fo:language="is" fo:country="IS"/>
    </style:style>
  </office:automatic-styles>
  <office:body>
    <office:text text:use-soft-page-breaks="true">
      <text:p text:style-name="P1">Viðtöl</text:p>
      <text:p text:style-name="P2"><text:tab/>Form:</text:p>
      <text:p text:style-name="P3">Nafn:</text:p>
      <text:p text:style-name="P4">Braut:</text:p>
      <text:p text:style-name="P5">Önn:</text:p>
      <text:p text:style-name="P6">Aldur:<text:s/></text:p>
      <text:p text:style-name="P7">Kyn:<text:s/></text:p>
      <text:p text:style-name="P8">Menntun:<text:s/></text:p>
      <text:p text:style-name="P9">Sérstök hæfni:<text:s/></text:p>
      <text:p text:style-name="P10">Tölvufærni:</text:p>
      <text:p text:style-name="P11">Hvað ætti að vera á forsíðu HR appsins?</text:p>
      <text:p text:style-name="P12">Hvað fynnst þér vanta í myschool?</text:p>
      <text:p text:style-name="P13">Myndir þú sækja appið?</text:p>
      <text:p text:style-name="P14">------------------------------------------------------------------------------------</text:p>
      <text:p text:style-name="P15">Nafn: Ólafur Unnar</text:p>
      <text:p text:style-name="P16">Braut: Tölvunarfræði</text:p>
      <text:p text:style-name="P17">Önn: 2 önn</text:p>
      <text:p text:style-name="P18">Aldur: 22</text:p>
      <text:p text:style-name="P19">Kyn: kk</text:p>
      <text:p text:style-name="P20">Menntun: framhaldsskóla og bifreiðasmíði.</text:p>
      <text:p text:style-name="P21">Sérstök hæfni: góður að laga bíla</text:p>
      <text:p text:style-name="P22">Tölvufærni: já mjög góð.</text:p>
      <text:p text:style-name="P23">Hvað ætti að vera á forsíðu HR appsins? Stundatafla(allavega dagurinn í dag) og heimanám, netpróf sem eru í gangi.</text:p>
      <text:p text:style-name="P24">Hvað fynnst þér vanta í myschool? Flottara útlit, betri tilkynningar fyrir einkunnir.</text:p>
      <text:p text:style-name="P25">Myndir þú sækja appið? Já.</text:p>
      <text:p text:style-name="P26">-----------------------------------------------------------------------------------</text:p>
      <text:p text:style-name="P27">Nafn: Victor</text:p>
      <text:p text:style-name="P28">Braut: Tölvunarfræði</text:p>
      <text:soft-page-break/>
      <text:p text:style-name="P29">Önn: 2 önn</text:p>
      <text:p text:style-name="P30">Aldur: 22</text:p>
      <text:p text:style-name="P31">Kyn: kk</text:p>
      <text:p text:style-name="P32">Menntun: framhaldsskóla</text:p>
      <text:p text:style-name="P33">Sérstök hæfni: Tala frönsku</text:p>
      <text:p text:style-name="P34">Tölvufærni: mjög fín</text:p>
      <text:p text:style-name="P35">Hvað ætti að vera á forsíðu HR appsins? Stundartafla, Heimanám, nýjar tilkyningar og netpróf.</text:p>
      <text:p text:style-name="P36">Hvað fynnst þér vanta í myschool? Birta matseðil hjá málinu, útlit.</text:p>
      <text:p text:style-name="P37">Myndir þú sækja appið? Já.</text:p>
      <text:p text:style-name="P38">--------------------------------------------------------------------------------------</text:p>
      <text:p text:style-name="P39">Nafn: Elías</text:p>
      <text:p text:style-name="P40">Braut: HugbúnaðaVerkfræði</text:p>
      <text:p text:style-name="P41">Önn: 4 önn</text:p>
      <text:p text:style-name="P42">Aldur: 25</text:p>
      <text:p text:style-name="P43">Kyn: kk</text:p>
      <text:p text:style-name="P44">Menntun: framhaldsskóla</text:p>
      <text:p text:style-name="P45">Sérstök hæfni: held ekki.</text:p>
      <text:p text:style-name="P46">Tölvufærni: mjög góð</text:p>
      <text:p text:style-name="P47">Hvað ætti að vera á forsíðu HR appsins? Velmyndarsíða(sjá námskeið, sjá stundartöflu og sjá heimanám)</text:p>
      <text:p text:style-name="P48">Hvað fynnst þér vanta í myschool? Síðan sjálf ætti að vera með innbygt t.d. Piazza eða facebook grúbbu(spjall/tylkiningar dæmi milli nemanda)</text:p>
      <text:p text:style-name="P49">Myndir þú sækja appið? Já!</text:p>
      <text:p text:style-name="P50">-------------------------------------------------------------------------------------</text:p>
      <text:p text:style-name="P51">Nafn: Pétur</text:p>
      <text:p text:style-name="P52">Braut: Tölvunarfræði</text:p>
      <text:p text:style-name="P53">Önn: 2</text:p>
      <text:p text:style-name="P54">Aldur: 20</text:p>
      <text:p text:style-name="P55">Kyn: kk</text:p>
      <text:soft-page-break/>
      <text:p text:style-name="P56">Menntun: framhaldsskólanám</text:p>
      <text:p text:style-name="P57">Sérstök hæfni: ekkert sérstakt</text:p>
      <text:p text:style-name="P58">Tölvufærni: mikil</text:p>
      <text:p text:style-name="P59">Hvað ætti að vera á forsíðu HR appsins?<text:s/>Stundatafla, einkunnir.</text:p>
      <text:p text:style-name="P60">Hvað fynnst þér vanta í myschool?<text:s/>Ekkert í fljótu bragði</text:p>
      <text:p text:style-name="P61">Myndir þú sækja appið?<text:s/>Nei.</text:p>
      <text:p text:style-name="P62"/>
      <text:p text:style-name="P63"/>
      <text:p text:style-name="P64"/>
      <text:soft-page-break/>
      <text:p text:style-name="P65">Kröfulisti</text:p>
      <text:p text:style-name="P66">Phase 1</text:p>
      <text:list text:style-name="LFO3" text:continue-numbering="true">
        <text:list-item>
          <text:list>
            <text:list-item>
              <text:p text:style-name="P67">Stundatafa</text:p>
              <text:list text:continue-numbering="true">
                <text:list-item>
                  <text:p text:style-name="P68">Þessi valmynd er mjög mikilvæg, allir sögðu að þetta ætti að vera á forsíðunni, og öllum fynnst mikilvægt að vita hvaða stofu og klukkan hvað það á að mæta.</text:p>
                </text:list-item>
              </text:list>
            </text:list-item>
            <text:list-item>
              <text:p text:style-name="P69">Heimanám</text:p>
              <text:list text:continue-numbering="true">
                <text:list-item>
                  <text:p text:style-name="P70">Öllum fynnst mikilvægt að sjá heimanám og skilafrest, léttara að halda utan um það og erfiðara að gleyma að skila því.</text:p>
                </text:list-item>
              </text:list>
            </text:list-item>
            <text:list-item>
              <text:p text:style-name="P71">Einkunnir og mikilvægar tilkynningar</text:p>
              <text:list text:continue-numbering="true">
                <text:list-item>
                  <text:p text:style-name="P72">Það er mikilvægt að fylgjast með einkunnum og sjá stöðu manns í gegnum námið, þess vegna er þessi valmynd mikilvæg og tilkynningarnar eru líka nauðsynlegar.</text:p>
                </text:list-item>
              </text:list>
            </text:list-item>
          </text:list>
        </text:list-item>
      </text:list>
      <text:p text:style-name="P73">Phase 2</text:p>
      <text:list text:style-name="LFO4" text:continue-numbering="true">
        <text:list-item>
          <text:list>
            <text:list-item>
              <text:p text:style-name="P74"><text:span text:style-name="T75">Próftafla</text:span><text:span text:style-name="T76"><text:tab/></text:span></text:p>
              <text:list text:continue-numbering="true">
                <text:list-item>
                  <text:p text:style-name="P77"><text:span text:style-name="T78">Plana álagið þegar prófin eru að nálgast og skipuleggja sig.</text:span></text:p>
                </text:list-item>
              </text:list>
            </text:list-item>
            <text:list-item>
              <text:p text:style-name="P79"><text:span text:style-name="T80">Netpróf og námskeið</text:span></text:p>
              <text:list text:continue-numbering="true">
                <text:list-item>
                  <text:p text:style-name="P81"><text:span text:style-name="T82">Mikilvægt að sjá virk netpróf og gott að fá ámyninningu fyrir þeim, og gott að fylgjast með námskeiðum og vita kröfur.</text:span></text:p>
                </text:list-item>
              </text:list>
            </text:list-item>
            <text:list-item>
              <text:p text:style-name="P83"><text:span text:style-name="T84">Matseðill Málsins</text:span></text:p>
              <text:list text:continue-numbering="true">
                <text:list-item>
                  <text:p text:style-name="P85"><text:span text:style-name="T86">Þæginlegt að geta séð mat dagsins og vita hvort maður ætli heim eða borða.</text:span></text:p>
                </text:list-item>
              </text:list>
            </text:list-item>
          </text:list>
        </text:list-item>
      </text:list>
      <text:p text:style-name="P87">Phase 3</text:p>
      <text:list text:style-name="LFO5" text:continue-numbering="true">
        <text:list-item>
          <text:list>
            <text:list-item>
              <text:p text:style-name="P88"><text:span text:style-name="T89">Android og IOs</text:span><text:span text:style-name="T90"><text:s/>compability.</text:span></text:p>
              <text:list text:continue-numbering="true">
                <text:list-item>
                  <text:p text:style-name="P91"><text:span text:style-name="T92">Helmingur fólks er með android og hinn helmingur er með iphone (gróflega)</text:span></text:p>
                </text:list-item>
              </text:list>
            </text:list-item>
            <text:list-item>
              <text:p text:style-name="P93"><text:span text:style-name="T94">Automatic login</text:span></text:p>
              <text:list text:continue-numbering="true">
                <text:list-item>
                  <text:p text:style-name="P95"><text:span text:style-name="T96">Væri mjög gott ef appið hefur 4 tölu pin til að opna það, en þú þarft aðeins að skrá þig inn í fyrsta sinn með myschool lykilorði.<text:s/></text:span></text:p>
                </text:list-item>
              </text:list>
            </text:list-item>
            <text:list-item>
              <text:p text:style-name="P97"><text:span text:style-name="T98">Hraðskreiður viðbragðstími</text:span></text:p>
              <text:list text:continue-numbering="true">
                <text:list-item>
                  <text:p text:style-name="P99"><text:span text:style-name="T100">Mikilvægt að nemendur eru ekki að bíða of lengi eftir einhverri virkni til að hlaða, býr til pirring og á endanum hættir fólk að nota appið.</text:span></text:p>
                </text:list-item>
              </text:list>
            </text:list-item>
          </text:list>
        </text:list-item>
      </text:list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Symbol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Symbol"/>
    </style:style>
    <style:style style:name="WW_CharLFO2LVL9" style:family="text">
      <style:text-properties style:font-name="Symbol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Symbol"/>
    </style:style>
    <style:style style:name="WW_CharLFO3LVL4" style:family="text">
      <style:text-properties style:font-name="Symbol"/>
    </style:style>
    <style:style style:name="WW_CharLFO3LVL5" style:family="text">
      <style:text-properties style:font-name="Symbol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Symbol"/>
    </style:style>
    <style:style style:name="WW_CharLFO3LVL9" style:family="text">
      <style:text-properties style:font-name="Symbol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Symbol"/>
    </style:style>
    <style:style style:name="WW_CharLFO4LVL4" style:family="text">
      <style:text-properties style:font-name="Symbol"/>
    </style:style>
    <style:style style:name="WW_CharLFO4LVL5" style:family="text">
      <style:text-properties style:font-name="Symbol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Symbol"/>
    </style:style>
    <style:style style:name="WW_CharLFO4LVL9" style:family="text">
      <style:text-properties style:font-name="Symbol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Symbol"/>
    </style:style>
    <style:style style:name="WW_CharLFO5LVL4" style:family="text">
      <style:text-properties style:font-name="Symbol"/>
    </style:style>
    <style:style style:name="WW_CharLFO5LVL5" style:family="text">
      <style:text-properties style:font-name="Symbol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Wingdings"/>
    </style:style>
    <style:style style:name="WW_CharLFO5LVL8" style:family="text">
      <style:text-properties style:font-name="Symbol"/>
    </style:style>
    <style:style style:name="WW_CharLFO5LVL9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3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4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5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Jakob Gressier</meta:initial-creator>
    <dc:creator>Victor Jakob Gressier</dc:creator>
    <meta:creation-date>2016-01-19T08:47:00Z</meta:creation-date>
    <dc:date>2016-01-19T10:24:00Z</dc:date>
    <meta:template xlink:href="Normal.dotm" xlink:type="simple"/>
    <meta:editing-cycles>1</meta:editing-cycles>
    <meta:editing-duration>PT5820S</meta:editing-duration>
    <meta:document-statistic meta:page-count="4" meta:paragraph-count="6" meta:word-count="476" meta:character-count="3184" meta:row-count="22" meta:non-whitespace-character-count="2714"/>
  </office:meta>
</office:document-meta>
</file>